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334cm" style:rel-column-width="21845*"/>
    </style:style>
    <style:style style:name="Table1.1" style:family="table-row">
      <style:table-row-properties style:min-row-height="1.997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officeooo:paragraph-rsid="006f7441" style:font-size-asian="36pt" style:font-size-complex="36pt"/>
    </style:style>
    <style:style style:name="T1" style:family="text">
      <style:text-properties officeooo:rsid="006f74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>CURRICULUM VITAE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urrently this CV-file is updating. <text:span text:style-name="T1">N</text:span>ew version will be available so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9:30:50.417698619</meta:creation-date>
    <dc:date>2018-07-20T15:22:45.460429027</dc:date>
    <meta:editing-duration>PT4H3M49S</meta:editing-duration>
    <meta:editing-cycles>69</meta:editing-cycles>
    <meta:generator>LibreOffice/6.0.3.2$Linux_X86_64 LibreOffice_project/8f48d515416608e3a835360314dac7e47fd0b821</meta:generator>
    <meta:document-statistic meta:table-count="1" meta:image-count="0" meta:object-count="0" meta:page-count="1" meta:paragraph-count="2" meta:word-count="13" meta:character-count="87" meta:non-whitespace-character-count="76"/>
  </office:meta>
</office:document-meta>
</file>